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ijk</text:p>
          </table:table-cell>
          <table:table-cell office:value-type="string" calcext:value-type="string">
            <text:p>jki</text:p>
          </table:table-cell>
          <table:table-cell office:value-type="string" calcext:value-type="string">
            <text:p>kji</text:p>
          </table:table-cell>
          <table:table-cell office:value-type="string" calcext:value-type="string">
            <text:p>kij</text:p>
          </table:table-cell>
          <table:table-cell office:value-type="string" calcext:value-type="string">
            <text:p>jik</text:p>
          </table:table-cell>
          <table:table-cell office:value-type="string" calcext:value-type="string">
            <text:p>ikj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4492" calcext:value-type="float">
            <text:p>0.004492</text:p>
          </table:table-cell>
          <table:table-cell office:value-type="float" office:value="0.009111" calcext:value-type="float">
            <text:p>0.009111</text:p>
          </table:table-cell>
          <table:table-cell office:value-type="float" office:value="0.004823" calcext:value-type="float">
            <text:p>0.004823</text:p>
          </table:table-cell>
          <table:table-cell office:value-type="float" office:value="0.006652" calcext:value-type="float">
            <text:p>0.006652</text:p>
          </table:table-cell>
          <table:table-cell office:value-type="float" office:value="0.004636" calcext:value-type="float">
            <text:p>0.004636</text:p>
          </table:table-cell>
          <table:table-cell office:value-type="float" office:value="0.004751" calcext:value-type="float">
            <text:p>0.00475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40986" calcext:value-type="float">
            <text:p>0.040986</text:p>
          </table:table-cell>
          <table:table-cell office:value-type="float" office:value="0.045254" calcext:value-type="float">
            <text:p>0.045254</text:p>
          </table:table-cell>
          <table:table-cell office:value-type="float" office:value="0.043676" calcext:value-type="float">
            <text:p>0.043676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038495" calcext:value-type="float">
            <text:p>0.038495</text:p>
          </table:table-cell>
          <table:table-cell office:value-type="float" office:value="0.035677" calcext:value-type="float">
            <text:p>0.03567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538915" calcext:value-type="float">
            <text:p>0.538915</text:p>
          </table:table-cell>
          <table:table-cell office:value-type="float" office:value="0.565837" calcext:value-type="float">
            <text:p>0.565837</text:p>
          </table:table-cell>
          <table:table-cell office:value-type="float" office:value="0.55633" calcext:value-type="float">
            <text:p>0.55633</text:p>
          </table:table-cell>
          <table:table-cell office:value-type="float" office:value="0.407486" calcext:value-type="float">
            <text:p>0.407486</text:p>
          </table:table-cell>
          <table:table-cell office:value-type="float" office:value="0.498438" calcext:value-type="float">
            <text:p>0.498438</text:p>
          </table:table-cell>
          <table:table-cell office:value-type="float" office:value="0.405838" calcext:value-type="float">
            <text:p>0.40583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.626403" calcext:value-type="float">
            <text:p>7.626403</text:p>
          </table:table-cell>
          <table:table-cell office:value-type="float" office:value="16.370354" calcext:value-type="float">
            <text:p>16.370354</text:p>
          </table:table-cell>
          <table:table-cell office:value-type="float" office:value="13.295255" calcext:value-type="float">
            <text:p>13.295255</text:p>
          </table:table-cell>
          <table:table-cell office:value-type="float" office:value="4.150134" calcext:value-type="float">
            <text:p>4.150134</text:p>
          </table:table-cell>
          <table:table-cell office:value-type="float" office:value="6.203291" calcext:value-type="float">
            <text:p>6.203291</text:p>
          </table:table-cell>
          <table:table-cell office:value-type="float" office:value="4.444397" calcext:value-type="float">
            <text:p>4.4443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4T13:49:21.178561406</meta:creation-date>
    <meta:generator>LibreOffice/6.4.7.2$Linux_X86_64 LibreOffice_project/40$Build-2</meta:generator>
    <dc:date>2021-10-24T16:09:27.542551284</dc:date>
    <meta:editing-duration>PT8M38S</meta:editing-duration>
    <meta:editing-cycles>1</meta:editing-cycles>
    <meta:document-statistic meta:table-count="1" meta:cell-count="34" meta:object-count="0"/>
  </office:meta>
</office:document-meta>
</file>